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6pt" style:font-name-asian="Monospace" style:font-size-asian="6pt" style:font-name-complex="Monospace" style:font-size-complex="6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6pt" style:font-size-asian="6pt" style:font-size-complex="6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8.75pt" style:font-size-complex="10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style:use-window-font-color="true" style:font-name="Times New Roman" fo:font-size="10.5pt" style:font-name-asian="Monospace" style:font-size-asian="10.5pt" style:font-name-complex="Monospace" style:font-size-complex="10.5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1">
      <style:text-properties style:font-name="Monospace" fo:font-size="6pt" style:font-name-asian="Monospace" style:font-size-asian="6pt" style:font-name-complex="Monospace" style:font-size-complex="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fo:color="#008080"/>
    </style:style>
    <style:style style:name="T2" style:family="text">
      <style:text-properties fo:color="#008080" style:font-name="Monospace" style:font-name-asian="Monospace" style:font-name-complex="Monospace"/>
    </style:style>
    <style:style style:name="T3" style:family="text">
      <style:text-properties fo:color="#008080" style:font-name-asian="Monospace" style:font-name-complex="Monospace"/>
    </style:style>
    <style:style style:name="T4" style:family="text">
      <style:text-properties fo:color="#008080" style:font-name="Times New Roman" style:font-name-asian="Monospace" style:font-name-complex="Monospace"/>
    </style:style>
    <style:style style:name="T5" style:family="text">
      <style:text-properties fo:color="#008080" style:font-name="Times New Roman" fo:font-size="12pt" style:font-name-asian="Monospace" style:font-size-asian="12pt" style:font-name-complex="Monospace" style:font-size-complex="12pt"/>
    </style:style>
    <style:style style:name="T6" style:family="text">
      <style:text-properties fo:color="#3f7f7f"/>
    </style:style>
    <style:style style:name="T7" style:family="text">
      <style:text-properties fo:color="#3f7f7f" style:font-name="Monospace" style:font-name-asian="Monospace" style:font-name-complex="Monospace"/>
    </style:style>
    <style:style style:name="T8" style:family="text">
      <style:text-properties fo:color="#3c3c3c"/>
    </style:style>
    <style:style style:name="T9" style:family="text">
      <style:text-properties fo:color="#3c3c3c" style:font-name="Monospace" style:font-name-asian="Monospace" style:font-name-complex="Monospace"/>
    </style:style>
    <style:style style:name="T10" style:family="text">
      <style:text-properties fo:color="#3c3c3c" style:font-name="Monospace" fo:font-size="6pt" style:font-name-asian="Monospace" style:font-size-asian="6pt" style:font-name-complex="Monospace" style:font-size-complex="6pt"/>
    </style:style>
    <style:style style:name="T11" style:family="text">
      <style:text-properties fo:color="#3c3c3c" style:font-name="Monospace" fo:font-size="9pt" style:font-name-asian="Monospace" style:font-size-asian="9pt" style:font-name-complex="Monospace" style:font-size-complex="9pt"/>
    </style:style>
    <style:style style:name="T12" style:family="text">
      <style:text-properties fo:color="#3c3c3c" fo:font-size="6pt" style:font-name-asian="Monospace" style:font-size-asian="6pt" style:font-name-complex="Monospace" style:font-size-complex="6pt"/>
    </style:style>
    <style:style style:name="T13" style:family="text">
      <style:text-properties fo:color="#3c3c3c" style:font-name="Times New Roman" fo:font-size="6pt" style:font-name-asian="Monospace" style:font-size-asian="6pt" style:font-name-complex="Monospace" style:font-size-complex="6pt"/>
    </style:style>
    <style:style style:name="T14" style:family="text">
      <style:text-properties fo:color="#3c3c3c" style:font-name="Times New Roman" style:font-name-asian="Monospace" style:font-name-complex="Monospace"/>
    </style:style>
    <style:style style:name="T15" style:family="text">
      <style:text-properties fo:color="#3c3c3c" style:font-name="Times New Roman" fo:font-size="12pt" style:font-name-asian="Monospace" style:font-size-asian="12pt" style:font-name-complex="Monospace" style:font-size-complex="12pt"/>
    </style:style>
    <style:style style:name="T16" style:family="text">
      <style:text-properties fo:color="#3c3c3c" style:font-name="Courier New" fo:font-size="12pt" style:font-name-asian="Monospace" style:font-size-asian="12pt" style:font-name-complex="Monospace" style:font-size-complex="12pt"/>
    </style:style>
    <style:style style:name="T17" style:family="text">
      <style:text-properties fo:color="#3c3c3c" style:font-name="Courier New" style:font-name-asian="Monospace" style:font-size-asian="10pt" style:font-name-complex="Monospace"/>
    </style:style>
    <style:style style:name="T18" style:family="text">
      <style:text-properties style:font-name="Times New Roman"/>
    </style:style>
    <style:style style:name="T19" style:family="text">
      <style:text-properties style:use-window-font-color="true" style:font-name="Times New Roman" fo:font-size="10.5pt" style:font-name-asian="Monospace" style:font-size-asian="10.5pt" style:font-name-complex="Monospace" style:font-size-complex="10.5pt"/>
    </style:style>
    <style:style style:name="T20" style:family="text">
      <style:text-properties style:use-window-font-color="true" fo:font-size="10.5pt" style:font-name-asian="Monospace" style:font-size-asian="10.5pt" style:font-name-complex="Monospace" style:font-size-complex="10.5pt"/>
    </style:style>
    <style:style style:name="T21" style:family="text">
      <style:text-properties style:use-window-font-color="true" style:font-name="Times New Roman" fo:font-size="10.5pt" style:font-name-asian="Monospace" style:font-size-asian="10.5pt" style:font-name-complex="Monospace" style:font-size-complex="10.5pt"/>
    </style:style>
    <style:style style:name="T22" style:family="text">
      <style:text-properties style:use-window-font-color="true" style:font-name="Times New Roman" style:font-name-asian="Monospace" style:font-name-complex="Monospace"/>
    </style:style>
    <style:style style:name="T23" style:family="text"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ourier New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ploying Tomcat JSP, Servlet and Jersey REST Web Service to CloudBees</text:p>
      <text:p text:style-name="Standard">by <text:span text:style-name="T19">Frank Taylor</text:span></text:p>
      <text:p text:style-name="P5"/>
      <text:p text:style-name="Standard">I have been a programmer since 1986, and could not get past all the bugs on the CloudBees web site, so I wrote up what I had to do.</text:p>
      <text:p text:style-name="Standard">CloudBees is a free webserver on the web, which runs GIT, Jenkins, MySql, J2EE, etc., which is great!</text:p>
      <text:p text:style-name="Standard">If you find the official CloudBees way works for you, ignore all or any of the <text:span text:style-name="T24">8 steps</text:span> below, otherwise this way should worked for me.</text:p>
      <text:p text:style-name="Standard"/>
      <text:p text:style-name="Standard">My Steps:</text:p>
      <text:list xml:id="list855670353" text:style-name="L1">
        <text:list-item>
          <text:p text:style-name="P7">Setting up CloudBees account</text:p>
          <text:p text:style-name="P6">goto: <text:a xlink:type="simple" xlink:href="https://grandcentral.cloudbees.com/login">https://grandcentral.cloudbees.com/login</text:a> and create an account.</text:p>
          <text:p text:style-name="P6">In linux, type <text:span text:style-name="T25">ssh-keygen</text:span>, which will create a file: <text:span text:style-name="T25">~/.ssh/id_rsa.pub</text:span></text:p>
          <text:p text:style-name="P6">copy the contents of <text:span text:style-name="T25">id_rsa.pub</text:span> and paste them in Public Key field in <text:a xlink:type="simple" xlink:href="https://grandcentral.cloudbees.com/user/ssh_keys">https://grandcentral.cloudbees.com/user/ssh_keys</text:a></text:p>
          <text:p text:style-name="P6">make sure you have a MySql database in CloudBees under Dbs tab, if you want one. <text:s/>I prefer <text:a xlink:type="simple" xlink:href="https://mongolab.com/">mongolab</text:a> for online databases, but it currently works with JavaScript, not Java.</text:p>
        </text:list-item>
        <text:list-item>
          <text:p text:style-name="P7">GIT and Jenkins</text:p>
          <text:p text:style-name="P6">I think these features work with CloudBees, but I haven't yet figured out how to connect them to a web-deployed app, so I will skip those great features.</text:p>
        </text:list-item>
        <text:list-item>
          <text:p text:style-name="P7">Creating a WAR that can run on CloudBees</text:p>
        </text:list-item>
      </text:list>
      <text:p text:style-name="Standard"><text:tab/>Get CloudBees SDK installed. <text:s/>This worked fine for me: <text:a xlink:type="simple" xlink:href="http://wiki.cloudbees.com/bin/view/RUN/BeesSDK">http://wiki.cloudbees.com/bin/view/RUN/BeesSDK</text:a></text:p>
      <text:p text:style-name="Standard"><text:tab/>Get CloudBees for Eclipse, if you want, by selecting Help/Install New Software... menuitem with the URL from here: <text:a xlink:type="simple" xlink:href="http://eclipse.cloudbees.com/">http://eclipse.cloudbees.com</text:a>. <text:s/>You'll have to install Subversive too.</text:p>
      <text:p text:style-name="Standard"><text:tab/>To create basic CloudBees tomcat project: from where you keep your source code, type: <text:span text:style-name="T25">bees create yourProjectName</text:span></text:p>
      <text:p text:style-name="Standard"><text:tab/>then <text:span text:style-name="T25">cd yourProjectName</text:span></text:p>
      <text:p text:style-name="Standard"><text:tab/>change your <text:span text:style-name="T25">build.xml </text:span>file: change <text:span text:style-name="T25">&lt;javac&gt; target and source</text:span> from 1.7 to <text:span text:style-name="T25">target="1.6" source="1.6"</text:span></text:p>
      <text:p text:style-name="Standard"><text:tab/>also, if you plan to use Jersey and MySql, you'll have to copy those jars into <text:span text:style-name="T25">yourProjectName/webapp/WEB-INF/lib/ </text:span>directory before dist step in your <text:span text:style-name="T25">build.xml</text:span><text:span text:style-name="T18"> file.</text:span></text:p>
      <text:list xml:id="list555307492" text:continue-numbering="true" text:style-name="L1">
        <text:list-item>
          <text:p text:style-name="P7">Building and running CloudBees WAR locally</text:p>
          <text:p text:style-name="P6">To build webapp, type: <text:span text:style-name="T25">ant clean dist</text:span></text:p>
          <text:p text:style-name="P6">Then <text:span text:style-name="T25">cp build/webapp.war ${CATALINA_HOME}/webapps/</text:span>, where <text:span text:style-name="T25">CATALINA_HOME</text:span> is where your tomcat is located.</text:p>
          <text:p text:style-name="P6">This will give you a java webapp at <text:a xlink:type="simple" xlink:href="http://localhost:8080/webapp">http://localhost:8080/webapp</text:a></text:p>
        </text:list-item>
        <text:list-item>
          <text:p text:style-name="P7">Running WAR on CloudBees on the web</text:p>
        </text:list-item>
      </text:list>
      <text:p text:style-name="Standard"><text:tab/>To deploy to CloudBees, type: <text:span text:style-name="T25">bees app:deploy build/webapp.war -t tomcat7</text:span>, which will give you a web site on the web at <text:span text:style-name="T26">http://yourProjectName.yourAccountName.cloudbees.net</text:span></text:p>
      <text:list xml:id="list1725346154" text:continue-numbering="true" text:style-name="L1">
        <text:list-item>
          <text:p text:style-name="P7">Adding a JSP or Java Database connection.</text:p>
          <text:p text:style-name="P6">The given <text:span text:style-name="T25">cloudbees-web.xml</text:span> seems to deprecated, and I haven't yet tried Hibernate on CloudBees, so you're stuck with a simple JDBC connection.</text:p>
          <text:p text:style-name="P6">For your DB info, you can copy a lot of code from <text:span text:style-name="T27">Datasource configuration tips</text:span> on CloudBees DBs tab, which you'll have to do to get your database password, user and URL</text:p>
          <text:p text:style-name="P6">You can see your database successfully set up, but typing <text:span text:style-name="T25">bees db:list</text:span> or <text:span text:style-name="T25">bees db:info yourAccount/aDatabaseName</text:span></text:p>
          <text:p text:style-name="P6"><text:soft-page-break/>To set up meaningful table info into your database, type <text:span text:style-name="T25">mysql --host=ec2-5xxx.amazonaws.com --port=3306 --user=yourDBUsername –password=yourDBPassword</text:span></text:p>
          <text:p text:style-name="P6">then: <text:span text:style-name="T25">create database test;</text:span></text:p>
          <text:p text:style-name="P6">then: <text:span text:style-name="T25">use test;</text:span></text:p>
          <text:p text:style-name="P6">then: <text:span text:style-name="T25">create table testdata (id integer, foo char(256), bar integer);</text:span></text:p>
          <text:p text:style-name="P6">then: <text:span text:style-name="T25">insert into testdata (id, foo, bar) values (5, "joe", 10);</text:span></text:p>
          <text:p text:style-name="P6">then: <text:span text:style-name="T25">exit</text:span></text:p>
          <text:p text:style-name="P6">In Java, this worked for me: see <text:a xlink:type="simple" xlink:href="../db.jsp">db.jsp</text:a>, and <text:a xlink:type="simple" xlink:href="../HelloDatabase.java">HelloDatabase.java</text:a> <text:span text:style-name="T19">in </text:span><text:span text:style-name="T11">sample.hello.resources</text:span><text:span text:style-name="T19"> package</text:span></text:p>
        </text:list-item>
        <text:list-item>
          <text:p text:style-name="P7">Eclipse</text:p>
          <text:p text:style-name="P6">To import your project in Eclipse, New-&gt;Project-&gt;Java Project from Existing ANT Build file, and select your <text:span text:style-name="T25">build.xml.</text:span></text:p>
          <text:p text:style-name="P8">The Eclipse Plug-in should have worked for me, but I always ran into problems before I could complete any of the steps described by these videos: <text:a xlink:type="simple" xlink:href="http://blog.cloudbees.com/2012/07/getting-started-with-cloudbees-and.html">http://blog.cloudbees.com/2012/07/getting-started-with-cloudbees-and.html</text:a></text:p>
        </text:list-item>
        <text:list-item>
          <text:p text:style-name="P7">REST web service</text:p>
          <text:p text:style-name="P6">in your <text:span text:style-name="T25">web.xml</text:span><text:span text:style-name="T18">,</text:span> add</text:p>
          <text:p text:style-name="P9"><text:span text:style-name="T1">&lt;</text:span><text:span text:style-name="T6">servlet</text:span><text:span text:style-name="T1">&gt;</text:span></text:p>
        </text:list-item>
      </text:list>
      <text:p text:style-name="P1"><text:span text:style-name="T8"><text:tab/> <text:s/></text:span><text:span text:style-name="T1">&lt;</text:span><text:span text:style-name="T6">servlet-name</text:span><text:span text:style-name="T1">&gt;</text:span><text:span text:style-name="T8">Jersey REST Service</text:span><text:span text:style-name="T1">&lt;/</text:span><text:span text:style-name="T6">servlet-name</text:span><text:span text:style-name="T1">&gt;</text:span></text:p>
      <text:p text:style-name="P1"><text:span text:style-name="T8"><text:tab/></text:span><text:span text:style-name="T1">&lt;</text:span><text:span text:style-name="T6">servlet-class</text:span><text:span text:style-name="T1">&gt;</text:span><text:span text:style-name="T8">com.sun.jersey.spi.container.servlet.ServletContainer</text:span><text:span text:style-name="T1">&lt;/</text:span><text:span text:style-name="T6">servlet-class</text:span><text:span text:style-name="T1">&gt;</text:span></text:p>
      <text:p text:style-name="P1"><text:span text:style-name="T8"><text:tab/> <text:s/></text:span><text:span text:style-name="T1">&lt;</text:span><text:span text:style-name="T6">init-param</text:span><text:span text:style-name="T1">&gt;</text:span></text:p>
      <text:p text:style-name="P1"><text:span text:style-name="T8"><text:tab/> <text:s text:c="3"/></text:span><text:span text:style-name="T1">&lt;</text:span><text:span text:style-name="T6">param-name</text:span><text:span text:style-name="T1">&gt;</text:span><text:span text:style-name="T8">com.sun.jersey.config.property.packages</text:span><text:span text:style-name="T1">&lt;/</text:span><text:span text:style-name="T6">param-name</text:span><text:span text:style-name="T1">&gt;</text:span></text:p>
      <text:p text:style-name="P1"><text:span text:style-name="T8"><text:tab/> <text:s text:c="3"/></text:span><text:span text:style-name="T1">&lt;</text:span><text:span text:style-name="T6">param-value</text:span><text:span text:style-name="T1">&gt;</text:span><text:span text:style-name="T8">sample.hello.resources</text:span><text:span text:style-name="T1">&lt;/</text:span><text:span text:style-name="T6">param-value</text:span><text:span text:style-name="T1">&gt;</text:span></text:p>
      <text:p text:style-name="P1"><text:span text:style-name="T8"><text:tab/> <text:s/></text:span><text:span text:style-name="T1">&lt;/</text:span><text:span text:style-name="T6">init-param</text:span><text:span text:style-name="T1">&gt;</text:span></text:p>
      <text:p text:style-name="P1"><text:span text:style-name="T8"><text:tab/> <text:s/></text:span><text:span text:style-name="T1">&lt;</text:span><text:span text:style-name="T6">load-on-startup</text:span><text:span text:style-name="T1">&gt;</text:span><text:span text:style-name="T8">1</text:span><text:span text:style-name="T1">&lt;/</text:span><text:span text:style-name="T6">load-on-startup</text:span><text:span text:style-name="T1">&gt;</text:span></text:p>
      <text:p text:style-name="P1"><text:span text:style-name="T8"><text:tab/></text:span><text:span text:style-name="T1">&lt;/</text:span><text:span text:style-name="T6">servlet</text:span><text:span text:style-name="T1">&gt;</text:span></text:p>
      <text:p text:style-name="P1"><text:span text:style-name="T8"><text:tab/></text:span><text:span text:style-name="T1">&lt;</text:span><text:span text:style-name="T6">servlet-mapping</text:span><text:span text:style-name="T1">&gt;</text:span></text:p>
      <text:p text:style-name="P1"><text:span text:style-name="T8"><text:tab/> <text:s/></text:span><text:span text:style-name="T1">&lt;</text:span><text:span text:style-name="T6">servlet-name</text:span><text:span text:style-name="T1">&gt;</text:span><text:span text:style-name="T8">Jersey REST Service</text:span><text:span text:style-name="T1">&lt;/</text:span><text:span text:style-name="T6">servlet-name</text:span><text:span text:style-name="T1">&gt;</text:span></text:p>
      <text:p text:style-name="P1"><text:span text:style-name="T8"><text:tab/> <text:s/></text:span><text:span text:style-name="T1">&lt;</text:span><text:span text:style-name="T6">url-pattern</text:span><text:span text:style-name="T1">&gt;</text:span><text:span text:style-name="T8">/rest/*</text:span><text:span text:style-name="T1">&lt;/</text:span><text:span text:style-name="T6">url-pattern</text:span><text:span text:style-name="T1">&gt;</text:span></text:p>
      <text:p text:style-name="P2"><text:span text:style-name="T9"><text:tab/></text:span><text:span text:style-name="T2">&lt;/</text:span><text:span text:style-name="T7">servlet-mapping</text:span><text:span text:style-name="T2">&gt;</text:span></text:p>
      <text:p text:style-name="P3"><text:span text:style-name="T5"><text:tab/></text:span><text:span text:style-name="T23">Then see </text:span><text:a xlink:type="simple" xlink:href="../HelloResource.java"><text:span text:style-name="T29">HelloResource.java</text:span></text:a><text:span text:style-name="T23"> in </text:span><text:span text:style-name="T17">sample.hello.resources</text:span><text:span text:style-name="T23"> package</text:span></text:p>
      <text:p text:style-name="P10"/>
      <text:p text:style-name="P3"><text:span text:style-name="T23">If you run into bugs, you can contact me at </text:span><text:a xlink:type="simple" xlink:href="mailto:ftaylor92@yahoo.com"><text:span text:style-name="T29">ftaylor92@yahoo.com</text:span></text:a></text:p>
      <text:p text:style-name="P10"/>
      <text:p text:style-name="P10">I hope this helps you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Taylor</meta:initial-creator>
    <meta:creation-date>2013-02-16T06:32:33</meta:creation-date>
    <dc:date>2013-02-16T07:57:23</dc:date>
    <dc:creator>Frank Taylor</dc:creator>
    <meta:editing-duration>PT51M11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2" meta:paragraph-count="58" meta:word-count="586" meta:character-count="4184" meta:non-whitespace-character-count="3624"/>
  </office:meta>
</office:document-meta>
</file>